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5000000040048CEF8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99cm" svg:height="16.798cm" svg:x="0.001cm" svg:y="0cm">
          <draw:image xlink:href="Pictures/10000000000005000000040048CEF8C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18-11-10T16:17:21</meta:creation-date>
    <dc:date>2018-11-10T16:26:45</dc:date>
    <dc:language>ru-RU</dc:language>
    <meta:editing-cycles>3</meta:editing-cycles>
    <meta:editing-duration>PT1M4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